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1000001E7221CC40D.png"/>
  <manifest:file-entry manifest:media-type="image/png" manifest:full-path="Pictures/100000000000026E0000023A35CF709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seño Batalla Naval</text:p>
      <text:h text:style-name="Heading_20_3" text:outline-level="3">Diagrama de clases</text:h>
      <text:h text:style-name="Heading_20_3" text:outline-level="3"><draw:frame draw:style-name="fr1" draw:name="gráficos1" text:anchor-type="paragraph" svg:x="0cm" svg:y="0cm" svg:width="17cm" svg:height="10.546cm" draw:z-index="0"><draw:image xlink:href="Pictures/1000000000000311000001E7221CC40D.png" xlink:type="simple" xlink:show="embed" xlink:actuate="onLoad"/></draw:frame> 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Diagrama de secuencia</text:h>
      <text:p text:style-name="Text_20_body"/>
      <text:p text:style-name="Text_20_body"><draw:frame draw:style-name="fr2" draw:name="gráficos2" text:anchor-type="paragraph" svg:width="16.457cm" svg:height="15.081cm" draw:z-index="1"><draw:image xlink:href="Pictures/100000000000026E0000023A35CF709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6-07T10:38:11</meta:creation-date>
    <dc:date>2012-06-07T12:03:51</dc:date>
    <dc:creator>nacho </dc:creator>
    <meta:editing-duration>PT7M44S</meta:editing-duration>
    <meta:editing-cycles>2</meta:editing-cycles>
    <meta:generator>LibreOffice/3.4$Linux LibreOffice_project/340m1$Build-402</meta:generator>
    <meta:document-statistic meta:table-count="0" meta:image-count="2" meta:object-count="0" meta:page-count="2" meta:paragraph-count="4" meta:word-count="9" meta:character-count="60" meta:non-whitespace-character-count="53"/>
  </office:meta>
</office:document-meta>
</file>